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Code">
      <style:text-properties officeooo:paragraph-rsid="0007ba09"/>
    </style:style>
    <style:style style:name="P8" style:family="paragraph" style:parent-style-name="Code">
      <style:text-properties officeooo:paragraph-rsid="000a7c36"/>
    </style:style>
    <style:style style:name="P9" style:family="paragraph" style:parent-style-name="Code">
      <style:text-properties officeooo:paragraph-rsid="000c2538"/>
    </style:style>
    <style:style style:name="P10" style:family="paragraph" style:parent-style-name="Chapter_20_Number">
      <style:text-properties officeooo:paragraph-rsid="0007445b"/>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style:font-name="TheSansMonoCondensed-Bold" fo:language="en" fo:country="US" style:font-name-complex="TheSansMonoCondensed-Bold"/>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etter-spacing="-0.0063in"/>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0908a4"/>
    </style:style>
    <style:style style:name="T15" style:family="text">
      <style:text-properties fo:language="en" fo:country="US" officeooo:rsid="000a7c36"/>
    </style:style>
    <style:style style:name="T16" style:family="text">
      <style:text-properties fo:language="en" fo:country="US" officeooo:rsid="000c2538"/>
    </style:style>
    <style:style style:name="T17" style:family="text">
      <style:text-properties fo:language="en" fo:country="US" officeooo:rsid="000c31c5"/>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TheSansMonoCondensed-Bold" fo:language="en" fo:country="US" officeooo:rsid="000c2538" style:font-name-complex="TheSansMonoCondensed-Bold"/>
    </style:style>
    <style:style style:name="T22" style:family="text">
      <style:text-properties fo:font-style="normal" fo:font-weight="bold" style:font-style-asian="normal" style:font-weight-asian="bold"/>
    </style:style>
    <style:style style:name="T23" style:family="text">
      <style:text-properties style:font-name="TheSansMonoCondensed-SemiLightI" style:font-name-complex="TheSansMonoCondensed-SemiLightI"/>
    </style:style>
    <style:style style:name="T24" style:family="text">
      <style:text-properties officeooo:rsid="00044b19"/>
    </style:style>
    <style:style style:name="T25" style:family="text">
      <style:text-properties officeooo:rsid="0007ba09"/>
    </style:style>
    <style:style style:name="T26" style:family="text">
      <style:text-properties officeooo:rsid="000908a4"/>
    </style:style>
    <style:style style:name="T27" style:family="text">
      <style:text-properties officeooo:rsid="000a7c36"/>
    </style:style>
    <style:style style:name="T28" style:family="text">
      <style:text-properties officeooo:rsid="000c2538"/>
    </style:style>
    <style:style style:name="T29" style:family="text">
      <style:text-properties officeooo:rsid="000cf7e4"/>
    </style:style>
    <style:style style:name="T3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2"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3"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7459712" text:id="ct167459712">
          <text:insertion>
            <office:change-info>
              <dc:creator>Ray Lischner</dc:creator>
              <dc:date>2013-11-10T16:37:00</dc:date>
            </office:change-info>
          </text:insertion>
        </text:changed-region>
        <text:changed-region xml:id="ct171146528" text:id="ct171146528">
          <text:insertion>
            <office:change-info>
              <dc:creator>Ray Lischner</dc:creator>
              <dc:date>2013-11-10T16:38:00</dc:date>
            </office:change-info>
          </text:insertion>
        </text:changed-region>
        <text:changed-region xml:id="ct161347296" text:id="ct161347296">
          <text:insertion>
            <office:change-info>
              <dc:creator>Ray Lischner</dc:creator>
              <dc:date>2013-11-10T16:38:00</dc:date>
            </office:change-info>
          </text:insertion>
        </text:changed-region>
        <text:changed-region xml:id="ct181689600" text:id="ct181689600">
          <text:deletion>
            <office:change-info>
              <dc:creator>Ray Lischner</dc:creator>
              <dc:date>2013-11-10T16:39:00</dc:date>
            </office:change-info>
            <text:p text:style-name="Text_20_body"><text:span text:style-name="T1">class definition in a </text:span></text:p>
          </text:deletion>
        </text:changed-region>
        <text:changed-region xml:id="ct167892496" text:id="ct167892496">
          <text:deletion>
            <office:change-info>
              <dc:creator>Ray Lischner</dc:creator>
              <dc:date>2013-11-10T16:40:00</dc:date>
            </office:change-info>
            <text:p text:style-name="Text_20_body"><text:span text:style-name="T1">can</text:span></text:p>
          </text:deletion>
        </text:changed-region>
        <text:changed-region xml:id="ct157952736" text:id="ct157952736">
          <text:insertion>
            <office:change-info>
              <dc:creator>Ray Lischner</dc:creator>
              <dc:date>2013-11-10T16:40:00</dc:date>
            </office:change-info>
          </text:insertion>
        </text:changed-region>
        <text:changed-region xml:id="ct177912544" text:id="ct177912544">
          <text:deletion>
            <office:change-info>
              <dc:creator>Ray Lischner</dc:creator>
              <dc:date>2013-11-10T16:40:00</dc:date>
            </office:change-info>
            <text:p text:style-name="Text_20_body"><text:span text:style-name="T1">correspond</text:span></text:p>
          </text:deletion>
        </text:changed-region>
        <text:changed-region xml:id="ct181871968" text:id="ct181871968">
          <text:insertion>
            <office:change-info>
              <dc:creator>Ray Lischner</dc:creator>
              <dc:date>2013-11-10T16:40:00</dc:date>
            </office:change-info>
          </text:insertion>
        </text:changed-region>
        <text:changed-region xml:id="ct166362352" text:id="ct166362352">
          <text:insertion>
            <office:change-info>
              <dc:creator>Ray Lischner</dc:creator>
              <dc:date>2013-11-10T16:41:00</dc:date>
            </office:change-info>
          </text:insertion>
        </text:changed-region>
        <text:changed-region xml:id="ct181351760" text:id="ct181351760">
          <text:insertion>
            <office:change-info>
              <dc:creator>Ray Lischner</dc:creator>
              <dc:date>2013-11-10T16:41:00</dc:date>
            </office:change-info>
          </text:insertion>
        </text:changed-region>
        <text:changed-region xml:id="ct162867008" text:id="ct162867008">
          <text:deletion>
            <office:change-info>
              <dc:creator>Ray Lischner</dc:creator>
              <dc:date>2013-11-10T16:42:00</dc:date>
            </office:change-info>
            <text:p text:style-name="Text_20_body"><text:span text:style-name="T1">, which may strike you as a little odd. To understand how the compiler determines the permissible values, you need to remember that unscoped enumerated types are actually bitmask types</text:span></text:p>
          </text:deletion>
        </text:changed-region>
        <text:changed-region xml:id="ct158082592" text:id="ct158082592">
          <text:insertion>
            <office:change-info>
              <dc:creator>Ray Lischner</dc:creator>
              <dc:date>2013-11-10T16:43:00</dc:date>
            </office:change-info>
          </text:insertion>
        </text:changed-region>
        <text:changed-region xml:id="ct152948480" text:id="ct152948480">
          <text:insertion>
            <office:change-info>
              <dc:creator>Ray Lischner</dc:creator>
              <dc:date>2013-11-10T16:44:00</dc:date>
            </office:change-info>
          </text:insertion>
        </text:changed-region>
        <text:changed-region xml:id="ct179160272" text:id="ct179160272">
          <text:deletion>
            <office:change-info>
              <dc:creator>Ray Lischner</dc:creator>
              <dc:date>2013-11-10T16:47:00</dc:date>
            </office:change-info>
            <text:p text:style-name="Text_20_body"><text:span text:style-name="Strong_20_Emphasis"><text:span text:style-name="T2">language::type</text:span></text:span></text:p>
          </text:deletion>
        </text:changed-region>
        <text:changed-region xml:id="ct179178544" text:id="ct179178544">
          <text:insertion>
            <office:change-info>
              <dc:creator>Ray Lischner</dc:creator>
              <dc:date>2013-11-10T16:47:00</dc:date>
            </office:change-info>
          </text:insertion>
        </text:changed-region>
        <text:changed-region xml:id="ct157010640" text:id="ct157010640">
          <text:deletion>
            <office:change-info>
              <dc:creator>Ray Lischner</dc:creator>
              <dc:date>2013-11-10T16:47:00</dc:date>
            </office:change-info>
            <text:p text:style-name="Text_20_body"><text:span text:style-name="T1">Use </text:span><text:span text:style-name="Code_20_Inline"><text:span text:style-name="T1">std::unordered_map</text:span></text:span><text:span text:style-name="T1"> to map strings to values. </text:span></text:p>
          </text:deletion>
        </text:changed-region>
        <text:changed-region xml:id="ct181374048" text:id="ct181374048">
          <text:insertion>
            <office:change-info>
              <dc:creator>Ray Lischner</dc:creator>
              <dc:date>2013-11-10T16:49:00</dc:date>
            </office:change-info>
          </text:insertion>
        </text:changed-region>
        <text:changed-region xml:id="ct178533120" text:id="ct178533120">
          <text:deletion>
            <office:change-info>
              <dc:creator>Ray Lischner</dc:creator>
              <dc:date>2013-11-10T16:49:00</dc:date>
            </office:change-info>
            <text:p text:style-name="Code">#include &lt;map&gt;</text:p>
            <text:p text:style-name="Code"/>
          </text:deletion>
        </text:changed-region>
        <text:changed-region xml:id="ct162908000" text:id="ct162908000">
          <text:insertion>
            <office:change-info>
              <dc:creator>Ray Lischner</dc:creator>
              <dc:date>2013-11-10T16:49:00</dc:date>
            </office:change-info>
          </text:insertion>
        </text:changed-region>
        <text:changed-region xml:id="ct176891920" text:id="ct176891920">
          <text:insertion>
            <office:change-info>
              <dc:creator>Ray Lischner</dc:creator>
              <dc:date>2013-11-10T16:50:00</dc:date>
            </office:change-info>
          </text:insertion>
        </text:changed-region>
        <text:changed-region xml:id="ct184015088" text:id="ct184015088">
          <text:insertion>
            <office:change-info>
              <dc:creator>Ray Lischner</dc:creator>
              <dc:date>2013-11-10T16: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numerations<text:span text:style-name="Comment_20_Reference"><text:span text:style-name="T9"><office:annotation><dc:creator>Fabio Claudio Ferracchiati</dc:creator><dc:date>2013-10-04T12:07:00</dc:date><text:p text:style-name="P12"><text:span text:style-name="T30">Good chapter. About the code I found a code snippets that not compiles.</text:span></text:p></office:annotation></text:span></text:span></text:p>
      <text:p text:style-name="Body_20_Text_20_First"><text:span text:style-name="T11">T</text:span>he final mechanism for defining types in C++ is the <text:span text:style-name="Code_20_Inline">enum</text:span> keyword, which is short for enumeration. Enumerations in C++ 11 come in two flavors. One flavor originated in C, and has some strange quirks. The other flavor addresses those quirks and will probably make more sense to you. This Exploration starts with the new flavor.</text:p>
      <text:h text:style-name="Heading_20_1" text:outline-level="1">Scoped Enumerations</text:h>
      <text:p text:style-name="Body_20_Text_20_First">An enumerated type is a user-defined type that defines a set of identifiers as the values of the type. Define an enumerated type with the <text:span text:style-name="Code_20_Inline">enum</text:span> <text:span text:style-name="Code_20_Inline">class</text:span> keywords, followed by the name of your new type, followed by an optional colon and<text:change-start text:change-id="ct167459712"/> <text:span text:style-name="T25">integer</text:span><text:change-end text:change-id="ct167459712"/> type, followed by the enumerated literals in curly braces. Feel free to substitute <text:span text:style-name="Code_20_Inline">struct</text:span> for <text:span text:style-name="Code_20_Inline">class</text:span>; they are interchangeable in an <text:span text:style-name="Code_20_Inline">enum</text:span> declaration. The following code shows some examples of enumerated types:</text:p>
      <text:p text:style-name="Code">enum class color { black, red, green, yellow, blue, magenta, cyan, white };</text:p>
      <text:p text:style-name="Code">enum class sign : char { negative, positive };</text:p>
      <text:p text:style-name="Code">enum class flags : unsigned { boolalpha, showbase, showpoint, showpos, skipws };</text:p>
      <text:p text:style-name="Code">enum class review : int { scathing = -2, negative, neutral, positive, rave };</text:p>
      <text:p text:style-name="Text_20_body"><text:span text:style-name="T1">A scoped </text:span><text:span text:style-name="Code_20_Inline"><text:span text:style-name="T1">enum</text:span></text:span><text:span text:style-name="T1"> definition defines a brand new type that is distinct from all other types.. The type name is also a scope name, and the names of all the enumerators are declared in that scope. Because enumerators are scoped, you can use the same enumerator name in multiple scoped enumerations.</text:span></text:p>
      <text:p text:style-name="Text_20_body"><text:span text:style-name="T1">The type after the colon must be an integral type. If you omit the colon and type, the compiler implicitly uses </text:span><text:span text:style-name="Code_20_Inline"><text:span text:style-name="T1">int</text:span></text:span><text:span text:style-name="T1">. This type is called the </text:span><text:span text:style-name="T13">underlying type</text:span><text:span text:style-name="T1">. The enumerated value is stored as though it were a value of the underlying type.</text:span></text:p>
      <text:p text:style-name="Text_20_body"><text:span text:style-name="T1">Each enumerator names a compile-time constant. The type of each enumerator is the enumeration type. You can obtain the integral value by casting the enumerated type to its underlying type, and you can cast an integral type to the enumerated type. The compiler will </text:span><text:span text:style-name="Emphasis"><text:span text:style-name="T1">not</text:span></text:span><text:span text:style-name="T1"> perform these conversions automatically. Listing 65-1 shows one way to implement the </text:span><text:span text:style-name="Code_20_Inline"><text:span text:style-name="T1">std::ios_base::openmode</text:span></text:span><text:span text:style-name="T1"> type (refresh your memory in Exploration 14). The type must support the bitwise operators to combine </text:span><text:span text:style-name="Code_20_Inline"><text:span text:style-name="T1">out</text:span></text:span><text:span text:style-name="T1">, </text:span><text:span text:style-name="Code_20_Inline"><text:span text:style-name="T1">trunc</text:span></text:span><text:span text:style-name="T1">, </text:span><text:span text:style-name="Code_20_Inline"><text:span text:style-name="T1">app</text:span></text:span><text:span text:style-name="T1">, etc., which it can provide by converting enumerated value to </text:span><text:span text:style-name="Code_20_Inline"><text:span text:style-name="T1">unsigned</text:span></text:span><text:span text:style-name="T1">, performing the operation, and casting back to </text:span><text:span text:style-name="Code_20_Inline"><text:span text:style-name="T1">openmode</text:span></text:span><text:span text:style-name="T1">.</text:span></text:p>
      <text:p text:style-name="Code_20_Caption"><text:soft-page-break/><text:span text:style-name="T7">Listing 65-1.</text:span> One Way To Implement openmode Type</text:p>
      <text:p text:style-name="Code">enum class openmode : unsigned { in, out, binary, trunc, app, ate };</text:p>
      <text:p text:style-name="Code"/>
      <text:p text:style-name="Code">openmode operator|(openmode lhs, openmode rhs)</text:p>
      <text:p text:style-name="Code">{</text:p>
      <text:p text:style-name="P7"><text:span text:style-name="T18"><text:s text:c="3"/></text:span>return static_cast&lt;openmode&gt;(<text:change-start text:change-id="ct171146528"/></text:p>
      <text:p text:style-name="P7"><text:s text:c="4"/><text:change-end text:change-id="ct171146528"/><text:s/>static_cast&lt;unsigned&gt;(lhs) | static_cast&lt;unsigned&gt;(rhs) );</text:p>
      <text:p text:style-name="Code">}</text:p>
      <text:p text:style-name="Code"/>
      <text:p text:style-name="Code">openmode operator&amp;(openmode lhs, openmode rhs)</text:p>
      <text:p text:style-name="Code">{</text:p>
      <text:p text:style-name="P7"><text:span text:style-name="T18"><text:s text:c="3"/></text:span>return static_cast&lt;openmode&gt;(<text:change-start text:change-id="ct161347296"/></text:p>
      <text:p text:style-name="P7"><text:s text:c="4"/><text:change-end text:change-id="ct161347296"/><text:s/>static_cast&lt;unsigned&gt;(lhs) &amp; static_cast&lt;unsigned&gt;(rhs) );</text:p>
      <text:p text:style-name="Code">}</text:p>
      <text:p text:style-name="Code"/>
      <text:p text:style-name="Code">openmode operator~(openmode arg)</text:p>
      <text:p text:style-name="Code">{</text:p>
      <text:p text:style-name="Code"><text:span text:style-name="T18"><text:s text:c="3"/></text:span>return static_cast&lt;openmode&gt;( ~static_cast&lt;unsigned&gt;(arg) );</text:p>
      <text:p text:style-name="Code">}</text:p>
      <text:p text:style-name="P5">When you declare an enumerator, you can provide an integral value by following the enumerator name with an equal sign and a constant expression. The expression can use enumerators declared earlier in the same type as integral constants. If you omit a value, the compiler adds one to the previous value. If you omit a value for the first enumerator, the compiler uses zero. For example:</text:p>
      <text:p text:style-name="Code">enum class color : unsigned { black, red=0xff0000, green=0x00ff00, blue=0x0000ff,</text:p>
      <text:p text:style-name="Code"><text:span text:style-name="T18"><text:s text:c="5"/></text:span>cyan = blue|green, yellow=red|green, magenta=red|blue, white=red|blue|green };</text:p>
      <text:p text:style-name="P5">You can forward declare an enumerated type, similar to the way you can forward declare a class type. If you omit the curly-braced list of enumerators, it tells the compiler the type name and its underlying type, so you can use the type to declare function parameters, data members, and so on. You can provide the enumerators in a separate declaration:</text:p>
      <text:p text:style-name="Code">enum class deferred : short;</text:p>
      <text:p text:style-name="Code">enum class deferred : short { example, of, forward, declared, enumeration };</text:p>
      <text:p text:style-name="Text_20_body"><text:span text:style-name="T1">A forward-declared enumeration is also called an </text:span><text:span text:style-name="Emphasis"><text:span text:style-name="T1">opaque declaration</text:span></text:span><text:span text:style-name="T1">. One way to use an opaque declaration is to declare the type in a </text:span><text:change text:change-id="ct181689600"/><text:span text:style-name="T1">header file, but provide the enumerators in a separate source file. If the opaque type is declared in a class or namespace, be sure to qualify the type’s name when you provide the full type definition. For example, if the header contains:</text:span></text:p>
      <text:p text:style-name="Code">class demo {</text:p>
      <text:p text:style-name="Code"><text:span text:style-name="T18"><text:s text:c="2"/></text:span>enum hidden : unsigned;</text:p>
      <text:p text:style-name="Code"><text:span text:style-name="T18"><text:s text:c="2"/></text:span>...</text:p>
      <text:p text:style-name="Code">};</text:p>
      <text:p text:style-name="P5">The source file might declare enumerators that are for use solely by the implementation, and not the user of the class as follows:</text:p>
      <text:p text:style-name="Code">#include "demo.hpp"</text:p>
      <text:p text:style-name="Code">enum demo::hidden : unsigned { a, b, c };</text:p>
      <text:p text:style-name="P5"><text:soft-page-break/>The compiler implicitly defines the comparison operators for enumerators. As you probably expect, they work by comparing the underlying integral values. The compiler provides no other operators, such I/O, increment, decrement, etc.</text:p>
      <text:p text:style-name="P5">Scoped enumerations pretty much work the way one would expect an enumerated type to work. Given the name “scoped” enumerations, you must surely be asking yourself, “what is an unscoped enumeration?” You are in for a surprise.</text:p>
      <text:h text:style-name="Heading_20_1" text:outline-level="1">Unscoped Enumerations</text:h>
      <text:p text:style-name="Body_20_Text_20_First">An unscoped enumerated type defines a new type, distinct from other types. The new type is an integer bitmask type, with a set of predefined mask values. If you do not specify an underlying type, the compiler chooses one of the built-in integral types; the exact type is implementation-defined. Define an unscoped enumeration in the same manner as a scoped enumeration, except you must omit the <text:span text:style-name="Code_20_Inline">class</text:span> (or <text:span text:style-name="Code_20_Inline">struct</text:span>) keyword.</text:p>
      <text:p text:style-name="Text_20_body"><text:span text:style-name="T1">The compiler does not define the arithmetic operators for enumerated types, leaving you free to define these operators. The compiler </text:span><text:change text:change-id="ct167892496"/><text:change-start text:change-id="ct157952736"/><text:span text:style-name="T14">implicitlys</text:span><text:change-end text:change-id="ct157952736"/><text:span text:style-name="T1"> convert an unscoped enumerated value to its </text:span><text:change text:change-id="ct177912544"/><text:change-start text:change-id="ct181871968"/><text:span text:style-name="T14">under</text:span><text:change-end text:change-id="ct181871968"/><text:change-start text:change-id="ct166362352"/><text:span text:style-name="T14">ly</text:span><text:change-end text:change-id="ct166362352"/><text:span text:style-name="T1">ing integer value, but to convert back, you must use an explicit type cast. Use the enumerated type name in the manner of a constructor with an integer argument, or use </text:span><text:span text:style-name="Code_20_Inline"><text:span text:style-name="T1">static_cast</text:span></text:span><text:span text:style-name="T1">.</text:span></text:p>
      <text:p text:style-name="Code">enum color { black, blue, green, cyan, red, magenta, yellow, white };</text:p>
      <text:p text:style-name="Code">int c1{yellow};</text:p>
      <text:p text:style-name="Code">color c2{ color(c1 + 1) };</text:p>
      <text:p text:style-name="Code">color c3{ static_cast&lt;color&gt;(c2 + 1) };</text:p>
      <text:p text:style-name="P5"><text:change-start text:change-id="ct181351760"/><text:span text:style-name="T26">Calling an </text:span><text:span text:style-name="Code_20_Inline"><text:span text:style-name="T26">enum</text:span></text:span><text:span text:style-name="T26"> a “bitmask” may strike you as odd, but that is how the standard defines the implementation of an unscoped enumeration. </text:span><text:change-end text:change-id="ct181351760"/>Suppose you define the following enumeration:</text:p>
      <text:p text:style-name="Code">enum sample { low=4, high=256 };</text:p>
      <text:p text:style-name="Text_20_body"><text:span text:style-name="T1">The permissible values for an object of type </text:span><text:span text:style-name="Code_20_Inline"><text:span text:style-name="T1">sample</text:span></text:span><text:span text:style-name="T1"> are all values in the range [</text:span><text:span text:style-name="Code_20_Inline"><text:span text:style-name="T1">sample(0)</text:span></text:span><text:span text:style-name="T1">, </text:span><text:span text:style-name="Code_20_Inline"><text:span text:style-name="T1">sample(511)</text:span></text:span><text:span text:style-name="T1">]</text:span><text:change text:change-id="ct162867008"/><text:span text:style-name="T1">. The permissible values are all the bitmask values that fit into a bitfield that can hold the largest and smallest bitmask values among the enumerators.</text:span><text:change-start text:change-id="ct158082592"/><text:span text:style-name="T1"> </text:span><text:span text:style-name="T15">Thus, in order to store the value 256, the enumerated type must be able to store up to 9 bits. As a side effect, any 9-bit value </text:span><text:change-end text:change-id="ct158082592"/><text:change-start text:change-id="ct152948480"/><text:span text:style-name="T15">is valid for the enumerated type, or integers up to 511.</text:span><text:change-end text:change-id="ct152948480"/></text:p>
      <text:p text:style-name="P5">You can use an enumerated type for a bitfield (Exploration 64). It is your responsibility to ensure that the bitfield is large enough to store all the possible enumeration values, as demonstrated in the following:</text:p>
      <text:p text:style-name="Code">class demo {</text:p>
      <text:p text:style-name="Code"><text:span text:style-name="T18"><text:s text:c="2"/></text:span>color okay <text:s/>: 3; // big enough</text:p>
      <text:p text:style-name="P8"><text:span text:style-name="T18"><text:s text:c="2"/></text:span>color small : 2; // oops, not enough bits, but valid C++</text:p>
      <text:p text:style-name="Code">};</text:p>
      <text:p text:style-name="P5">The compiler will let you declare a bitfield that is too small; if you are fortunate, your compiler will warn you about the problem.</text:p>
      <text:p text:style-name="Text_20_body"><text:soft-page-break/><text:span text:style-name="T1">C++ inherits this definition of </text:span><text:span text:style-name="Code_20_Inline"><text:span text:style-name="T1">enum</text:span></text:span><text:span text:style-name="T1"> from C. The earliest implementations lacked a formal model, so when the standards committee tried to nail down the formal semantics, the best they could do was to capture the behavior of extant compilers. In C++ 11, they invented scoped enumerators to try to provide a rational way to define enumerations.</text:span></text:p>
      <text:h text:style-name="Heading_20_1" text:outline-level="1">Strings and Enumerations</text:h>
      <text:p text:style-name="Body_20_Text_20_First">One deficiency of scoped and unscoped enumerations is I/O support. C++ does not implicitly create any I/O operators for enumerations. You are on your own. Unscoped enumerators can be implicitly promoted to the underlying type and printed as an integer, but that’s all. If you want to use the names of the enumerators, you must implement the I/O operators yourself. One difficulty is that C++ gives you no way to discover the literal names with any reflection or introspection mechanism. Instead, you need to duplicate information and hope you don’t make any mistakes.</text:p>
      <text:p text:style-name="Text_20_body"><text:span text:style-name="T1">In order to implement I/O operators that can read and write strings, you need to be able to map strings to enumerated values and </text:span><text:span text:style-name="Emphasis"><text:span text:style-name="T1">vice versa</text:span></text:span><text:span text:style-name="T1">. Assume that conversions to and from strings will occur frequently. </text:span><text:span text:style-name="Strong_20_Emphasis"><text:span text:style-name="T19">What data structure should you use to convert strings to </text:span></text:span><text:change text:change-id="ct179160272"/><text:change-start text:change-id="ct179178544"/><text:span text:style-name="Strong_20_Emphasis"><text:span text:style-name="T21">enumerated</text:span></text:span><text:change-end text:change-id="ct179178544"/><text:span text:style-name="Strong_20_Emphasis"><text:span text:style-name="T19"> values?</text:span></text:span><text:span text:style-name="T1"> ________________ </text:span><text:span text:style-name="Strong_20_Emphasis"><text:span text:style-name="T19">What data structure should you use for the reverse conversion?</text:span></text:span><text:span text:style-name="T1"> ________________</text:span></text:p>
      <text:p text:style-name="Text_20_body"><text:change text:change-id="ct157010640"/><text:span text:style-name="T1">If you know that the enumerators are not arbitrary values, but follow the implicit values that the compiler assigns, you can use </text:span><text:span text:style-name="Code_20_Inline"><text:span text:style-name="T1">std::array</text:span></text:span><text:span text:style-name="T1"> to map values to strings; otherwise, use </text:span><text:span text:style-name="Code_20_Inline"><text:span text:style-name="T1">std::unordered_map</text:span></text:span><text:span text:style-name="T1">. To reduce the amount of redundant information in the program, write a helper function to populate both data structures simultaneously.</text:span></text:p>
      <text:p text:style-name="Text_20_body"><text:span text:style-name="T1">Suppose you define a </text:span><text:span text:style-name="Code_20_Inline"><text:span text:style-name="T1">language</text:span></text:span><text:span text:style-name="T1"> type that enumerates your favorite computer languages. </text:span><text:span text:style-name="Strong_20_Emphasis"><text:span text:style-name="T19">Implement the </text:span></text:span><text:span text:style-name="Strong_20_Emphasis"><text:span text:style-name="T2">to_string(language)</text:span></text:span><text:span text:style-name="Strong_20_Emphasis"><text:span text:style-name="T19"> function to return a language as a </text:span></text:span><text:span text:style-name="Strong_20_Emphasis"><text:span text:style-name="T2">string</text:span></text:span><text:span text:style-name="Strong_20_Emphasis"><text:span text:style-name="T19">, and a function, </text:span></text:span><text:span text:style-name="Strong_20_Emphasis"><text:span text:style-name="T2">from_string()</text:span></text:span><text:span text:style-name="Strong_20_Emphasis"><text:span text:style-name="T19">, to convert a string to a language. Throw </text:span></text:span><text:span text:style-name="Strong_20_Emphasis"><text:span text:style-name="T2">std::out_of_range</text:span></text:span><text:span text:style-name="Strong_20_Emphasis"><text:span text:style-name="T19"> if the input is not valid. Write a function, </text:span></text:span><text:span text:style-name="Strong_20_Emphasis"><text:span text:style-name="T2">void</text:span></text:span><text:span text:style-name="Strong_20_Emphasis"><text:span text:style-name="T19"> </text:span></text:span><text:span text:style-name="Strong_20_Emphasis"><text:span text:style-name="T2">initialize_languages()</text:span></text:span><text:span text:style-name="Strong_20_Emphasis"><text:span text:style-name="T19">, that initializes the internal data structures.</text:span></text:span></text:p>
      <text:p text:style-name="Text_20_body"><text:span text:style-name="T1">See Listing 65-2 for the string conversion code for the </text:span><text:span text:style-name="Code_20_Inline"><text:span text:style-name="T1">language</text:span></text:span><text:span text:style-name="T1"> class.</text:span></text:p>
      <text:p text:style-name="Code_20_Caption"><text:span text:style-name="T22">Listing 65-2.</text:span> Mapping a <text:span text:style-name="Code_20_Inline">language</text:span> Value To and From Strings</text:p>
      <text:p text:style-name="Code">#include &lt;array&gt;<text:change-start text:change-id="ct181374048"/></text:p>
      <text:p text:style-name="P9"><text:span text:style-name="T28">#include &lt;istream&gt;</text:span><text:change-end text:change-id="ct181374048"/></text:p>
      <text:p text:style-name="Code"><text:change text:change-id="ct178533120"/>#include &lt;stdexcept&gt;</text:p>
      <text:p text:style-name="Code">#include &lt;string&gt;</text:p>
      <text:p text:style-name="Code">#include &lt;vector&gt;<text:change-start text:change-id="ct162908000"/></text:p>
      <text:p text:style-name="P9"><text:span text:style-name="T28">#include &lt;unordered_map&gt;</text:span><text:change-end text:change-id="ct162908000"/></text:p>
      <text:p text:style-name="Code"/>
      <text:p text:style-name="Code">enum class language { apl, low=apl, c, cpp, forth, haskell, jovial, lisp, scala, high=scala };</text:p>
      <text:p text:style-name="Code"/>
      <text:p text:style-name="Code">std::unordered_map&lt;std::string, language&gt; from_string_map_;</text:p>
      <text:p text:style-name="Code">std::array&lt;std::string, 8&gt; to_string_map_;</text:p>
      <text:p text:style-name="Code"/>
      <text:p text:style-name="Code">void store(std::string const&amp; name, language lang)</text:p>
      <text:p text:style-name="Code">{</text:p>
      <text:p text:style-name="Code"><text:span text:style-name="T18"><text:s text:c="3"/></text:span>from_string_map_.emplace(name, lang);</text:p>
      <text:p text:style-name="Code"><text:soft-page-break/><text:span text:style-name="T18"><text:s text:c="3"/></text:span>to_string_map_.at(static_cast&lt;int&gt;(lang)) = name;</text:p>
      <text:p text:style-name="Code">}</text:p>
      <text:p text:style-name="Code"/>
      <text:p text:style-name="Code">void initialize_language()</text:p>
      <text:p text:style-name="Code">{</text:p>
      <text:p text:style-name="Code"><text:span text:style-name="T18"><text:s text:c="3"/></text:span>store("apl", language::apl);</text:p>
      <text:p text:style-name="Code"><text:span text:style-name="T18"><text:s text:c="3"/></text:span>store("c", language::c);</text:p>
      <text:p text:style-name="Code"><text:span text:style-name="T18"><text:s text:c="3"/></text:span>store("cpp", language::cpp);</text:p>
      <text:p text:style-name="Code"><text:span text:style-name="T18"><text:s text:c="3"/></text:span>store("forth", language::forth);</text:p>
      <text:p text:style-name="Code"><text:span text:style-name="T18"><text:s text:c="3"/></text:span>store("haskell", language::haskell);</text:p>
      <text:p text:style-name="Code"><text:span text:style-name="T18"><text:s text:c="3"/></text:span>store("jovial", language::jovial);</text:p>
      <text:p text:style-name="Code"><text:span text:style-name="T18"><text:s text:c="3"/></text:span>store("lisp", language::lisp);</text:p>
      <text:p text:style-name="Code"><text:span text:style-name="T18"><text:s text:c="3"/></text:span>store("scala", language::scala);</text:p>
      <text:p text:style-name="Code">}</text:p>
      <text:p text:style-name="Code"/>
      <text:p text:style-name="Code">std::string const&amp; to_string(language lang)</text:p>
      <text:p text:style-name="Code">{</text:p>
      <text:p text:style-name="Code"><text:span text:style-name="T18"><text:s text:c="3"/></text:span>return <text:s/>to_string_map_.at(static_cast&lt;int&gt;(lang));</text:p>
      <text:p text:style-name="Code">}</text:p>
      <text:p text:style-name="Code"/>
      <text:p text:style-name="Code">language from_string(std::string const&amp; text)</text:p>
      <text:p text:style-name="Code">{</text:p>
      <text:p text:style-name="Code"><text:span text:style-name="T18"><text:s text:c="3"/></text:span>return from_string_map_.at(text);</text:p>
      <text:p text:style-name="Code">}</text:p>
      <text:p text:style-name="Code"/>
      <text:p text:style-name="Code">std::ostream&amp; operator&lt;&lt;(std::ostream&amp; stream, language lang)</text:p>
      <text:p text:style-name="Code">{</text:p>
      <text:p text:style-name="Code"><text:span text:style-name="T18"><text:s text:c="3"/></text:span>stream &lt;&lt; to_string(lang);</text:p>
      <text:p text:style-name="Code"><text:span text:style-name="T18"><text:s text:c="3"/></text:span>return stream;</text:p>
      <text:p text:style-name="Code">}</text:p>
      <text:p text:style-name="Code"/>
      <text:p text:style-name="Code">std::istream&amp; operator&gt;&gt;(std::istream&amp; stream, language&amp; lang)</text:p>
      <text:p text:style-name="Code">{</text:p>
      <text:p text:style-name="Code"><text:span text:style-name="T18"><text:s text:c="3"/></text:span>std::string text;</text:p>
      <text:p text:style-name="Code"><text:span text:style-name="T18"><text:s text:c="3"/></text:span>if (stream &gt;&gt; text)</text:p>
      <text:p text:style-name="Code"><text:span text:style-name="T18"><text:s text:c="6"/></text:span>lang = from_string(text);</text:p>
      <text:p text:style-name="Code"><text:span text:style-name="T18"><text:s text:c="3"/></text:span>return stream;</text:p>
      <text:p text:style-name="Code">}<text:span text:style-name="Comment_20_Reference"><text:span text:style-name="T10"><office:annotation><dc:creator>Fabio Claudio Ferracchiati</dc:creator><dc:date>2013-10-04T12:00:00</dc:date><text:p text:style-name="P12"><text:span text:style-name="T31">You missed to include &lt;unordered_map&gt;</text:span></text:p><text:p text:style-name="P12"><text:span text:style-name="T31"/></text:p><text:p text:style-name="P12"><text:span text:style-name="T31">Btw, after having added that line I still receive a compiler error:</text:span></text:p><text:p text:style-name="P12"><text:span text:style-name="T31"/></text:p><text:p text:style-name="P13"><text:span text:style-name="T32">$ g++ -o myprog -pedantic -std=c++11 source.cpp</text:span></text:p><text:p text:style-name="P13"><text:span text:style-name="T32">source.cpp: In function ‘std::istream&amp; operator&gt;&gt;(std::istream&amp;, language&amp;)’:</text:span></text:p><text:p text:style-name="P13"><text:span text:style-name="T32">source.cpp:50:15: error: could not convert ‘std::operator&gt;&gt;&lt;char, std::char_traits&lt;char&gt;, std::allocator&lt;char&gt; &gt;((* &amp; stream), (* &amp; text))’ from ‘std::basic_istream&lt;char&gt;’ to ‘bool’</text:span></text:p><text:p text:style-name="P13"><text:span text:style-name="T32"><text:s text:c="4"/></text:span><text:span text:style-name="T33">if (stream &gt;&gt; text)</text:span></text:p><text:p text:style-name="P13"><text:span text:style-name="T33"><text:s text:c="15"/></text:span><text:span text:style-name="T33">^</text:span></text:p><text:p text:style-name="P12"><text:span text:style-name="T31"/></text:p></office:annotation></text:span></text:span></text:p>
      <text:p text:style-name="Text_20_body"><text:span text:style-name="T1">The next task is to ensure that </text:span><text:span text:style-name="Code_20_Inline"><text:span text:style-name="T1">initialize_language()</text:span></text:span><text:span text:style-name="T1"> is called. The common idiom is to define an initialization class, call it </text:span><text:span text:style-name="Code_20_Inline"><text:span text:style-name="T1">initializer</text:span></text:span><text:span text:style-name="T1">. Its constructor calls </text:span><text:span text:style-name="Code_20_Inline"><text:span text:style-name="T1">initialize_language()</text:span></text:span><text:span text:style-name="T1">. Thus, constructing a single instance of </text:span><text:span text:style-name="Code_20_Inline"><text:span text:style-name="T1">initializer</text:span></text:span><text:span text:style-name="T1"> ensures that the </text:span><text:span text:style-name="Code_20_Inline"><text:span text:style-name="T1">language</text:span></text:span><text:span text:style-name="T1"> class is initialized, as shown in Listing 65-3.</text:span></text:p>
      <text:p text:style-name="Code_20_Caption"><text:span text:style-name="T22">Listing 65-3.</text:span> Automatically Initializing the Language Data Structures</text:p>
      <text:p text:style-name="Code">class initializer {</text:p>
      <text:p text:style-name="Code">public:</text:p>
      <text:p text:style-name="Code"><text:span text:style-name="T18"><text:s text:c="3"/></text:span>initializer() { initialize_language(); }</text:p>
      <text:p text:style-name="Code">};</text:p>
      <text:p text:style-name="Code">initializer init;</text:p>
      <text:p text:style-name="Text_20_body"><text:span text:style-name="T1">Objects at namespace or global scope are constructed before </text:span><text:span text:style-name="Code_20_Inline"><text:span text:style-name="T1">main()</text:span></text:span><text:span text:style-name="T1"> begins or before the use of any function or object in the same file. Thus, the </text:span><text:span text:style-name="Code_20_Inline"><text:span text:style-name="T1">init</text:span></text:span><text:span text:style-name="T1"> object is constructed early, which calls </text:span><text:span text:style-name="Code_20_Inline"><text:span text:style-name="T1">initialize_language()</text:span></text:span><text:span text:style-name="T1">, which in turn ensures the </text:span><text:span text:style-name="Code_20_Inline"><text:span text:style-name="T1">language</text:span></text:span><text:span text:style-name="T1"> data structures are properly initialized.</text:span></text:p>
      <text:p text:style-name="Text_20_body"><text:soft-page-break/><text:span text:style-name="T1">The one difficulty is when another global initializer needs to use </text:span><text:span text:style-name="Code_20_Inline"><text:span text:style-name="T1">language</text:span></text:span><text:span text:style-name="T1">. C++ offers no convenient way to ensure that objects in one file are initialized before objects in another file. Within a single file, objects are initialized in the order of declaration, starting at the top of the file. Dealing with this issue is beyond the scope of this book. None of the examples in this book depend on the order of initialization across files. In fact, most programs don’t face this problem</text:span><text:change-start text:change-id="ct176891920"/><text:span text:style-name="T1"> </text:span><text:span text:style-name="T17">because they don’t use global or namespace scoped objects</text:span><text:change-end text:change-id="ct176891920"/><text:span text:style-name="T1">. So we can return to the immediate problem: reading and writing </text:span><text:span text:style-name="Code_20_Inline"><text:span text:style-name="T1">language</text:span></text:span><text:span text:style-name="T1"> values.</text:span></text:p>
      <text:h text:style-name="Heading_20_1" text:outline-level="1">Revisiting Projects</text:h>
      <text:p text:style-name="Body_20_Text_20_First">Now that you know all about enumerations, consider how you could improve some previous projects. For example, in Exploration 35, we wrote a constructor for the <text:span text:style-name="Code_20_Inline">point</text:span> class that uses a <text:span text:style-name="Code_20_Inline">bool</text:span> to distinguish between Cartesian and polar coordinate systems. Because it is not obvious whether <text:span text:style-name="Code_20_Inline">true</text:span> means Cartesian or polar, a better solution is to use an enumerated type, such as the following:</text:p>
      <text:p text:style-name="Code">enum class coordinate_system <text:change-start text:change-id="ct184015088"/>: <text:span text:style-name="T29">bool </text:span><text:change-end text:change-id="ct184015088"/>{ cartesian, polar };</text:p>
      <text:p text:style-name="Text_20_body"><text:span text:style-name="T1">Another example that can be improved with enumerations is the </text:span><text:span text:style-name="Code_20_Inline"><text:span text:style-name="T1">card</text:span></text:span><text:span text:style-name="T1"> class, from Listing 53-5. Instead of using </text:span><text:span text:style-name="Code_20_Inline"><text:span text:style-name="T1">int</text:span></text:span><text:span text:style-name="T1"> constants for the suits, use an enumeration. You can also use an enumeration for the rank. The enumeration needs to specify enumerators the number cards and </text:span><text:span text:style-name="Code_20_Inline"><text:span text:style-name="T1">ace</text:span></text:span><text:span text:style-name="T1">, </text:span><text:span text:style-name="Code_20_Inline"><text:span text:style-name="T1">jack</text:span></text:span><text:span text:style-name="T1">, </text:span><text:span text:style-name="Code_20_Inline"><text:span text:style-name="T1">queen</text:span></text:span><text:span text:style-name="T1">, and </text:span><text:span text:style-name="Code_20_Inline"><text:span text:style-name="T1">king</text:span></text:span><text:span text:style-name="T1">. Choose appropriate values so <text:s/>you can cast an integer in the range [2, 10] to </text:span><text:span text:style-name="Code_20_Inline"><text:span text:style-name="T1">rank</text:span></text:span><text:span text:style-name="T1"> and get the desired value. You will need to implement </text:span><text:span text:style-name="Code_20_Inline"><text:span text:style-name="T1">operator++</text:span></text:span><text:span text:style-name="T1"> for </text:span><text:span text:style-name="Code_20_Inline"><text:span text:style-name="T1">suit</text:span></text:span><text:span text:style-name="T1"> and </text:span><text:span text:style-name="Code_20_Inline"><text:span text:style-name="T1">rank</text:span></text:span><text:span text:style-name="T1">. Write your new, improved </text:span><text:span text:style-name="Code_20_Inline"><text:span text:style-name="T1">card</text:span></text:span><text:span text:style-name="T1"> class and compare it with my solution in Listing 65-4.</text:span></text:p>
      <text:p text:style-name="Code_20_Caption"><text:span text:style-name="T22">Listing 65-4.</text:span> Improving the <text:span text:style-name="Code_20_Inline"><text:span text:style-name="T23">card</text:span></text:span> Class with Enumerations</text:p>
      <text:p text:style-name="Code">#ifndef CARD_HPP_</text:p>
      <text:p text:style-name="Code">#define CARD_HPP_</text:p>
      <text:p text:style-name="Code"/>
      <text:p text:style-name="Code">#include &lt;istream&gt;</text:p>
      <text:p text:style-name="Code">#include &lt;ostream&gt;</text:p>
      <text:p text:style-name="P6"/>
      <text:p text:style-name="Code"><text:span text:style-name="Code_20_Bold"><text:span text:style-name="T6">enum class suit { nosuit, diamonds, clubs, hearts, spades };</text:span></text:span></text:p>
      <text:p text:style-name="Code"><text:span text:style-name="Code_20_Bold"><text:span text:style-name="T6">enum class rank { norank=0, r2=2, r3, r4, r5, r6, r7, r8, r9, r10, jack, queen, king, ace };</text:span></text:span></text:p>
      <text:p text:style-name="P6"/>
      <text:p text:style-name="Code"><text:span text:style-name="Code_20_Bold"><text:span text:style-name="T6">suit&amp; operator++(suit&amp; s)</text:span></text:span></text:p>
      <text:p text:style-name="Code"><text:span text:style-name="Code_20_Bold"><text:span text:style-name="T6">{</text:span></text:span></text:p>
      <text:p text:style-name="Code"><text:span text:style-name="Code_20_Bold"><text:span text:style-name="T8"><text:s text:c="3"/></text:span></text:span><text:span text:style-name="Code_20_Bold"><text:span text:style-name="T6">if (s == suit::spades)</text:span></text:span></text:p>
      <text:p text:style-name="Code"><text:span text:style-name="Code_20_Bold"><text:span text:style-name="T8"><text:s text:c="6"/></text:span></text:span><text:span text:style-name="Code_20_Bold"><text:span text:style-name="T6">s = suit::diamonds;</text:span></text:span></text:p>
      <text:p text:style-name="Code"><text:span text:style-name="Code_20_Bold"><text:span text:style-name="T8"><text:s text:c="2"/></text:span></text:span><text:span text:style-name="Code_20_Bold"><text:span text:style-name="T6">else</text:span></text:span></text:p>
      <text:p text:style-name="Code"><text:span text:style-name="Code_20_Bold"><text:span text:style-name="T8"><text:s text:c="5"/></text:span></text:span><text:span text:style-name="Code_20_Bold"><text:span text:style-name="T6">s = static_cast&lt;suit&gt;(static_cast&lt;int&gt;(s) + 1);</text:span></text:span></text:p>
      <text:p text:style-name="Code"><text:span text:style-name="Code_20_Bold"><text:span text:style-name="T8"><text:s text:c="2"/></text:span></text:span><text:span text:style-name="Code_20_Bold"><text:span text:style-name="T6">return s;</text:span></text:span></text:p>
      <text:p text:style-name="Code"><text:span text:style-name="Code_20_Bold"><text:span text:style-name="T6">}</text:span></text:span></text:p>
      <text:p text:style-name="P6"/>
      <text:p text:style-name="Code"><text:span text:style-name="Code_20_Bold"><text:span text:style-name="T6">rank operator++(rank&amp; r)</text:span></text:span></text:p>
      <text:p text:style-name="Code"><text:span text:style-name="Code_20_Bold"><text:span text:style-name="T6">{</text:span></text:span></text:p>
      <text:p text:style-name="Code"><text:span text:style-name="Code_20_Bold"><text:span text:style-name="T8"><text:s text:c="3"/></text:span></text:span><text:span text:style-name="Code_20_Bold"><text:span text:style-name="T6">if (r == rank::norank or r == rank::ace)</text:span></text:span></text:p>
      <text:p text:style-name="Code"><text:span text:style-name="Code_20_Bold"><text:span text:style-name="T8"><text:s text:c="6"/></text:span></text:span><text:span text:style-name="Code_20_Bold"><text:span text:style-name="T6">r = rank::r2;</text:span></text:span></text:p>
      <text:p text:style-name="Code"><text:span text:style-name="Code_20_Bold"><text:span text:style-name="T8"><text:s text:c="3"/></text:span></text:span><text:span text:style-name="Code_20_Bold"><text:span text:style-name="T6">else</text:span></text:span></text:p>
      <text:p text:style-name="Code"><text:span text:style-name="Code_20_Bold"><text:span text:style-name="T8"><text:s text:c="6"/></text:span></text:span><text:span text:style-name="Code_20_Bold"><text:span text:style-name="T6">r = static_cast&lt;rank&gt;(static_cast&lt;int&gt;(r) + 1);</text:span></text:span></text:p>
      <text:p text:style-name="Code"><text:span text:style-name="Code_20_Bold"><text:span text:style-name="T8"><text:s text:c="3"/></text:span></text:span><text:span text:style-name="Code_20_Bold"><text:span text:style-name="T6">return r;</text:span></text:span></text:p>
      <text:p text:style-name="Code"><text:span text:style-name="Code_20_Bold"><text:span text:style-name="T6">}</text:span></text:span></text:p>
      <text:p text:style-name="Code"/>
      <text:p text:style-name="Code"><text:soft-page-break/>/// Represent a standard western playing card.</text:p>
      <text:p text:style-name="Code">class card</text:p>
      <text:p text:style-name="Code">{</text:p>
      <text:p text:style-name="Code">public:</text:p>
      <text:p text:style-name="Code"><text:span text:style-name="Code_20_Bold"><text:span text:style-name="T8"><text:s text:c="2"/></text:span></text:span><text:span text:style-name="Code_20_Bold"><text:span text:style-name="T6">card() : rank_(rank::norank), suit_(suit::nosuit) {}</text:span></text:span></text:p>
      <text:p text:style-name="Code"><text:span text:style-name="T18"><text:s text:c="2"/></text:span>card(rank r, suit s) : rank_(r), suit_(s) {}</text:p>
      <text:p text:style-name="Code"/>
      <text:p text:style-name="Code"><text:span text:style-name="T18"><text:s text:c="2"/></text:span>void assign(rank r, suit s);</text:p>
      <text:p text:style-name="Code"><text:span text:style-name="T18"><text:s text:c="2"/></text:span>suit get_suit() const { return suit_; }</text:p>
      <text:p text:style-name="Code"><text:span text:style-name="T18"><text:s text:c="2"/></text:span>rank get_rank() const { return rank_; }</text:p>
      <text:p text:style-name="Code">private:</text:p>
      <text:p text:style-name="Code"><text:span text:style-name="T18"><text:s text:c="2"/></text:span>rank rank_;</text:p>
      <text:p text:style-name="Code"><text:span text:style-name="T18"><text:s text:c="2"/></text:span>suit suit_;</text:p>
      <text:p text:style-name="Code">};</text:p>
      <text:p text:style-name="Code"/>
      <text:p text:style-name="Code">bool operator==(card a, card b);</text:p>
      <text:p text:style-name="Code">std::ostream&amp; operator&lt;&lt;(std::ostream&amp; out, card c);</text:p>
      <text:p text:style-name="Code">std::istream&amp; operator&gt;&gt;(std::istream&amp; in, card&amp; c);</text:p>
      <text:p text:style-name="Code"/>
      <text:p text:style-name="Code">/// In some games, Aces are high. In other Aces are low. Use different</text:p>
      <text:p text:style-name="Code">/// comparison functors depending on the game.</text:p>
      <text:p text:style-name="Code">bool acehigh_compare(card a, card b);</text:p>
      <text:p text:style-name="Code">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pan text:style-name="T18"><text:s text:c="2"/></text:span>card_generator();</text:p>
      <text:p text:style-name="Code"><text:span text:style-name="T18"><text:s text:c="2"/></text:span>card operator()();</text:p>
      <text:p text:style-name="Code">private:</text:p>
      <text:p text:style-name="Code"><text:span text:style-name="T18"><text:s text:c="2"/></text:span>card card_;</text:p>
      <text:p text:style-name="Code">};</text:p>
      <text:p text:style-name="Code"/>
      <text:p text:style-name="Code">#endif</text:p>
      <text:p text:style-name="P5">What other projects can you improve with enumerations?</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7445b"/>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5 </text:span><text:span text:style-name="MT2"></text:span><text:span text:style-name="MT3"> Enumerations</text:span></text:p>
      </style:header>
      <style:header-left style:display="false">
        <text:p text:style-name="Header"><text:span text:style-name="MT3">CHAPTER 65 </text:span><text:span text:style-name="MT2"></text:span><text:span text:style-name="MT3"> Enumerations</text:span></text:p>
      </style:header-left>
      <style:footer>
        <text:p text:style-name="MP2"><text:page-number text:select-page="current">7</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tracked-changes>
          <text:changed-region xml:id="ct182477952" text:id="ct182477952">
            <text:deletion>
              <office:change-info>
                <dc:creator>Ray Lischner</dc:creator>
                <dc:date>2013-11-09T11:49:00</dc:date>
              </office:change-info>
              <text:p text:style-name="MP3">C H A P T E R</text:p>
            </text:deletion>
          </text:changed-region>
          <text:changed-region xml:id="ct179584048" text:id="ct179584048">
            <text:insertion>
              <office:change-info>
                <dc:creator>Ray Lischner</dc:creator>
                <dc:date>2013-11-09T11:49: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82477952"/><text:change-start text:change-id="ct179584048"/><text:span text:style-name="MT4">E X P L O R A T I O N</text:span><text:change-end text:change-id="ct179584048"/> <text:s/>65</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4:00</meta:creation-date>
    <dc:creator>Ray Lischner</dc:creator>
    <dc:date>2013-11-10T16:53:52</dc:date>
    <meta:print-date>2009-03-19T10:05:00</meta:print-date>
    <meta:editing-cycles>11</meta:editing-cycles>
    <meta:editing-duration>P1DT5H18M55S</meta:editing-duration>
    <meta:generator>LibreOffice/4.0-5$Linux_X86_64 LibreOffice_project/400m0$Build-305</meta:generator>
    <meta:document-statistic meta:table-count="0" meta:image-count="0" meta:object-count="0" meta:page-count="7" meta:paragraph-count="187" meta:word-count="2225" meta:character-count="14277" meta:non-whitespace-character-count="12088"/>
    <meta:user-defined meta:name="Chapter Number">6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